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356cm" fo:min-width="3.51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142cm" fo:min-width="4.14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142cm" fo:min-width="5.38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142cm" fo:min-width="4.435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778cm" svg:x="-3.85cm" svg:y="2.953cm">
          <text:p text:style-name="P1">Identify<text:line-break/>activities</text:p>
          <draw:enhanced-geometry svg:viewBox="0 0 21600 21600" draw:path-stretchpoint-x="10800" draw:path-stretchpoint-y="10800" draw:text-areas="?f3 ?f4 ?f5 ?f6" draw:type="round-rectangle" draw:modifiers="8001.34907251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33cm" svg:height="1.778cm" svg:x="1.313cm" svg:y="2.954cm">
          <text:p text:style-name="P1">Identify activity<text:line-break/>dependencies</text:p>
          <draw:enhanced-geometry svg:viewBox="0 0 21600 21600" draw:path-stretchpoint-x="10800" draw:path-stretchpoint-y="10800" draw:text-areas="?f3 ?f4 ?f5 ?f6" draw:type="round-rectangle" draw:modifiers="8001.34907251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.272cm" svg:height="1.778cm" svg:x="7.267cm" svg:y="2.955cm">
          <text:p text:style-name="P1">Estimate resources<text:line-break/>for activities</text:p>
          <draw:enhanced-geometry svg:viewBox="0 0 21600 21600" draw:path-stretchpoint-x="10800" draw:path-stretchpoint-y="10800" draw:text-areas="?f3 ?f4 ?f5 ?f6" draw:type="round-rectangle" draw:modifiers="8001.34907251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5.321cm" svg:height="1.778cm" svg:x="14.46cm" svg:y="2.956cm">
          <text:p text:style-name="P1">Allocate people<text:line-break/>to activies</text:p>
          <draw:enhanced-geometry svg:viewBox="0 0 21600 21600" draw:path-stretchpoint-x="10800" draw:path-stretchpoint-y="10800" draw:text-areas="?f3 ?f4 ?f5 ?f6" draw:type="round-rectangle" draw:modifiers="8001.34907251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5.321cm" svg:height="1.778cm" svg:x="20.789cm" svg:y="2.957cm">
          <text:p text:style-name="P1">Create project<text:line-break/>charts</text:p>
          <draw:enhanced-geometry svg:viewBox="0 0 21600 21600" draw:path-stretchpoint-x="10800" draw:path-stretchpoint-y="10800" draw:text-areas="?f3 ?f4 ?f5 ?f6" draw:type="round-rectangle" draw:modifiers="8001.34907251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0.341cm" svg:y1="3.842cm" svg:x2="1.313cm" svg:y2="3.843cm" draw:start-shape="id1" draw:start-glue-point="1" draw:end-shape="id2" draw:end-glue-point="3" svg:d="M341 3842l972 1" svg:viewBox="0 0 973 2">
          <text:p/>
        </draw:connector>
        <draw:connector draw:style-name="gr5" draw:text-style-name="P2" draw:layer="layout" draw:type="line" svg:x1="6.346cm" svg:y1="3.843cm" svg:x2="7.267cm" svg:y2="3.844cm" draw:start-shape="id2" draw:start-glue-point="1" draw:end-shape="id3" draw:end-glue-point="3" svg:d="M6346 3843l921 1" svg:viewBox="0 0 922 2">
          <text:p/>
        </draw:connector>
        <draw:connector draw:style-name="gr5" draw:text-style-name="P2" draw:layer="layout" draw:type="line" svg:x1="13.539cm" svg:y1="3.844cm" svg:x2="14.46cm" svg:y2="3.845cm" draw:start-shape="id3" draw:start-glue-point="1" draw:end-shape="id4" draw:end-glue-point="3" svg:d="M13539 3844l921 1" svg:viewBox="0 0 922 2">
          <text:p/>
        </draw:connector>
        <draw:connector draw:style-name="gr5" draw:text-style-name="P2" draw:layer="layout" draw:type="line" svg:x1="19.781cm" svg:y1="3.845cm" svg:x2="20.789cm" svg:y2="3.846cm" draw:start-shape="id4" draw:start-glue-point="1" draw:end-shape="id5" draw:end-glue-point="3" svg:d="M19781 3845l1008 1" svg:viewBox="0 0 1009 2">
          <text:p/>
        </draw:connector>
        <draw:connector draw:style-name="gr5" draw:text-style-name="P2" draw:layer="layout" draw:line-skew="0.538cm -0.517cm" svg:x1="26.11cm" svg:y1="3.846cm" svg:x2="10.403cm" svg:y2="2.955cm" draw:start-shape="id5" draw:start-glue-point="1" draw:end-shape="id3" draw:end-glue-point="0" svg:d="M26110 3846h1079v-1949h-16786v1058" svg:viewBox="0 0 16787 1950">
          <text:p/>
        </draw:connector>
        <draw:frame draw:style-name="gr6" draw:text-style-name="P3" xml:id="id6" draw:id="id6" draw:layer="layout" svg:width="6.907cm" svg:height="1.673cm" svg:x="-5.208cm" svg:y="6.255cm">
          <draw:text-box>
            <text:p text:style-name="P1">Software requirements<text:line-break/>and design information</text:p>
          </draw:text-box>
        </draw:frame>
        <draw:frame draw:style-name="gr6" draw:text-style-name="P3" xml:id="id7" draw:id="id7" draw:layer="layout" svg:width="7.512cm" svg:height="1.673cm" svg:x="19.693cm" svg:y="6.256cm">
          <draw:text-box>
            <text:p text:style-name="P1">Bar charts describing the<text:line-break/>project schedule</text:p>
          </draw:text-box>
        </draw:frame>
        <draw:connector draw:style-name="gr5" draw:text-style-name="P2" draw:layer="layout" draw:type="line" svg:x1="-1.755cm" svg:y1="6.255cm" svg:x2="-1.755cm" svg:y2="4.731cm" draw:start-shape="id6" draw:start-glue-point="0" draw:end-shape="id1" draw:end-glue-point="2" svg:d="M-1755 6255v-1524" svg:viewBox="0 0 1 1525">
          <text:p/>
        </draw:connector>
        <draw:connector draw:style-name="gr5" draw:text-style-name="P2" draw:layer="layout" draw:type="line" svg:x1="23.449cm" svg:y1="4.735cm" svg:x2="23.449cm" svg:y2="6.256cm" draw:start-shape="id5" draw:start-glue-point="2" draw:end-shape="id7" draw:end-glue-point="0" svg:d="M23449 4735v1521" svg:viewBox="0 0 1 15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4:54:52.231294300</meta:creation-date>
    <meta:generator>LibreOffice/6.4.4.2$Linux_X86_64 LibreOffice_project/40$Build-2</meta:generator>
    <dc:date>2020-08-05T18:37:11.461520205</dc:date>
    <meta:editing-duration>PT3H23M41S</meta:editing-duration>
    <meta:editing-cycles>1</meta:editing-cycles>
    <meta:document-statistic meta:object-count="14"/>
  </office:meta>
</office:document-meta>
</file>